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3">
            <text:p>AA-23433</text:p>
          </table:table-cell>
          <table:table-cell office:value-type="float" office:value="53.62">
            <text:p>53.62</text:p>
          </table:table-cell>
          <table:table-cell office:value-type="float" office:value="-0.17">
            <text:p>-0.17</text:p>
          </table:table-cell>
          <table:table-cell office:value-type="float" office:value="6520.0">
            <text:p>65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7">
            <text:p>-10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3">
            <text:p>GU-5483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6">
            <text:p>-5.46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4">
            <text:p>GU-5484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140.0">
            <text:p>51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6">
            <text:p>-5.46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9">
            <text:p>GU-5489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420.0">
            <text:p>24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90">
            <text:p>GU-5490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590.0">
            <text:p>2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2672">
            <text:p>AA-22672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5325.0">
            <text:p>5325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7">
            <text:p>SRR-4747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8170.0">
            <text:p>81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63">
            <text:p>-11.63</text:p>
          </table:table-cell>
          <table:table-cell office:value-type="float" office:value="1.48">
            <text:p>1.48</text:p>
          </table:table-cell>
          <table:table-cell office:value-type="float" office:value="1.48">
            <text:p>1.48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6">
            <text:p>SRR-4746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6645.0">
            <text:p>6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8">
            <text:p>-11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5">
            <text:p>SRR-4745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5900.0">
            <text:p>59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4">
            <text:p>SRR-4744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5665.0">
            <text:p>56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8">
            <text:p>-10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100">
            <text:p>IGS-100</text:p>
          </table:table-cell>
          <table:table-cell office:value-type="float" office:value="53.74">
            <text:p>53.74</text:p>
          </table:table-cell>
          <table:table-cell office:value-type="float" office:value="-0.33">
            <text:p>-0.33</text:p>
          </table:table-cell>
          <table:table-cell office:value-type="float" office:value="6890.0">
            <text:p>6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5">
            <text:p>-12.9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etcalfeEtal2000,GauntTooley1974,ShennanEtal2018">
            <text:p>MetcalfeEtal2000,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99">
            <text:p>IGS-99</text:p>
          </table:table-cell>
          <table:table-cell office:value-type="float" office:value="53.74">
            <text:p>53.74</text:p>
          </table:table-cell>
          <table:table-cell office:value-type="float" office:value="-0.33">
            <text:p>-0.33</text:p>
          </table:table-cell>
          <table:table-cell office:value-type="float" office:value="6970.0">
            <text:p>69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77">
            <text:p>-14.7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etcalfeEtal2000,GauntTooley1974,ShennanEtal2018">
            <text:p>MetcalfeEtal2000,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97">
            <text:p>IGS-97</text:p>
          </table:table-cell>
          <table:table-cell office:value-type="float" office:value="53.77">
            <text:p>53.77</text:p>
          </table:table-cell>
          <table:table-cell office:value-type="float" office:value="-0.33">
            <text:p>-0.33</text:p>
          </table:table-cell>
          <table:table-cell office:value-type="float" office:value="5240.0">
            <text:p>524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1">
            <text:p>-6.31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0">
            <text:p>GU-5480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370.0">
            <text:p>23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0">
            <text:p>AA-23430</text:p>
          </table:table-cell>
          <table:table-cell office:value-type="float" office:value="53.6">
            <text:p>53.6</text:p>
          </table:table-cell>
          <table:table-cell office:value-type="float" office:value="-0.14">
            <text:p>-0.14</text:p>
          </table:table-cell>
          <table:table-cell office:value-type="float" office:value="6135.0">
            <text:p>613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7">
            <text:p>-9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5">
            <text:p>AA-34285</text:p>
          </table:table-cell>
          <table:table-cell office:value-type="float" office:value="53.91">
            <text:p>53.91</text:p>
          </table:table-cell>
          <table:table-cell office:value-type="float" office:value="-0.38">
            <text:p>-0.38</text:p>
          </table:table-cell>
          <table:table-cell office:value-type="float" office:value="4145.0">
            <text:p>41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,ShennanEtal2018">
            <text:p>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4">
            <text:p>AA-34284</text:p>
          </table:table-cell>
          <table:table-cell office:value-type="float" office:value="53.91">
            <text:p>53.91</text:p>
          </table:table-cell>
          <table:table-cell office:value-type="float" office:value="-0.38">
            <text:p>-0.38</text:p>
          </table:table-cell>
          <table:table-cell office:value-type="float" office:value="3995.0">
            <text:p>39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,ShennanEtal2018">
            <text:p>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4">
            <text:p>AA-23434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5425.0">
            <text:p>5425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9">
            <text:p>GU-5479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250.0">
            <text:p>22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8">
            <text:p>GU-5478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200.0">
            <text:p>52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7">
            <text:p>GU-5477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080.0">
            <text:p>5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6">
            <text:p>GU-5476</text:p>
          </table:table-cell>
          <table:table-cell office:value-type="float" office:value="53.73">
            <text:p>53.73</text:p>
          </table:table-cell>
          <table:table-cell office:value-type="float" office:value="-0.08">
            <text:p>-0.08</text:p>
          </table:table-cell>
          <table:table-cell office:value-type="float" office:value="4150.0">
            <text:p>4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5">
            <text:p>GU-5475</text:p>
          </table:table-cell>
          <table:table-cell office:value-type="float" office:value="53.73">
            <text:p>53.73</text:p>
          </table:table-cell>
          <table:table-cell office:value-type="float" office:value="-0.08">
            <text:p>-0.08</text:p>
          </table:table-cell>
          <table:table-cell office:value-type="float" office:value="4240.0">
            <text:p>42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897">
            <text:p>SRR-4897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3">
            <text:p>-2.0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21">
            <text:p>AA-23821</text:p>
          </table:table-cell>
          <table:table-cell office:value-type="float" office:value="53.76">
            <text:p>53.76</text:p>
          </table:table-cell>
          <table:table-cell office:value-type="float" office:value="0.0">
            <text:p/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90">
            <text:p>AA-23890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4040.0">
            <text:p>4040.0</text:p>
          </table:table-cell>
          <table:table-cell office:value-type="float" office:value="65.0">
            <text:p>6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6">
            <text:p>-3.4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2">
            <text:p>AA-23432</text:p>
          </table:table-cell>
          <table:table-cell office:value-type="float" office:value="53.62">
            <text:p>53.62</text:p>
          </table:table-cell>
          <table:table-cell office:value-type="float" office:value="-0.17">
            <text:p>-0.17</text:p>
          </table:table-cell>
          <table:table-cell office:value-type="float" office:value="6245.0">
            <text:p>624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6">
            <text:p>-9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91">
            <text:p>AA-23891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4235.0">
            <text:p>4235.0</text:p>
          </table:table-cell>
          <table:table-cell office:value-type="float" office:value="60.0">
            <text:p>6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81">
            <text:p>AA-25581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7145.0">
            <text:p>714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49">
            <text:p>-15.49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82">
            <text:p>AA-25582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8555.0">
            <text:p>855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77">
            <text:p>-15.77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92">
            <text:p>AA-25592</text:p>
          </table:table-cell>
          <table:table-cell office:value-type="float" office:value="53.8">
            <text:p>53.8</text:p>
          </table:table-cell>
          <table:table-cell office:value-type="float" office:value="-0.37">
            <text:p>-0.37</text:p>
          </table:table-cell>
          <table:table-cell office:value-type="float" office:value="5000.0">
            <text:p>50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602">
            <text:p>AA-25602</text:p>
          </table:table-cell>
          <table:table-cell office:value-type="float" office:value="53.99">
            <text:p>53.99</text:p>
          </table:table-cell>
          <table:table-cell office:value-type="float" office:value="0.17">
            <text:p>0.17</text:p>
          </table:table-cell>
          <table:table-cell office:value-type="float" office:value="11145.0">
            <text:p>1114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3.95">
            <text:p>-5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6378">
            <text:p>AA-26378</text:p>
          </table:table-cell>
          <table:table-cell office:value-type="float" office:value="53.62">
            <text:p>53.62</text:p>
          </table:table-cell>
          <table:table-cell office:value-type="float" office:value="0.06">
            <text:p>0.06</text:p>
          </table:table-cell>
          <table:table-cell office:value-type="float" office:value="6140.0">
            <text:p>614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03">
            <text:p>-10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137">
            <text:p>AA-27137</text:p>
          </table:table-cell>
          <table:table-cell office:value-type="float" office:value="53.99">
            <text:p>53.99</text:p>
          </table:table-cell>
          <table:table-cell office:value-type="float" office:value="0.17">
            <text:p>0.17</text:p>
          </table:table-cell>
          <table:table-cell office:value-type="float" office:value="11425.0">
            <text:p>11425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3.32">
            <text:p>-53.32</text:p>
          </table:table-cell>
          <table:table-cell office:value-type="float" office:value="1.68">
            <text:p>1.68</text:p>
          </table:table-cell>
          <table:table-cell office:value-type="float" office:value="1.68">
            <text:p>1.68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5">
            <text:p>AA-27585</text:p>
          </table:table-cell>
          <table:table-cell office:value-type="float" office:value="53.58">
            <text:p>53.58</text:p>
          </table:table-cell>
          <table:table-cell office:value-type="float" office:value="-0.1">
            <text:p>-0.1</text:p>
          </table:table-cell>
          <table:table-cell office:value-type="float" office:value="5065.0">
            <text:p>506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6">
            <text:p>AA-27586</text:p>
          </table:table-cell>
          <table:table-cell office:value-type="float" office:value="53.58">
            <text:p>53.58</text:p>
          </table:table-cell>
          <table:table-cell office:value-type="float" office:value="-0.1">
            <text:p>-0.1</text:p>
          </table:table-cell>
          <table:table-cell office:value-type="float" office:value="4985.0">
            <text:p>49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1">
            <text:p>AA-34281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16160.0">
            <text:p>16160.0</text:p>
          </table:table-cell>
          <table:table-cell office:value-type="float" office:value="110.0">
            <text:p>11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85">
            <text:p>-17.85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1">
            <text:p>AA-23431</text:p>
          </table:table-cell>
          <table:table-cell office:value-type="float" office:value="53.6">
            <text:p>53.6</text:p>
          </table:table-cell>
          <table:table-cell office:value-type="float" office:value="-0.14">
            <text:p>-0.14</text:p>
          </table:table-cell>
          <table:table-cell office:value-type="float" office:value="6050.0">
            <text:p>60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68">
            <text:p>-9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75">
            <text:p>AA-25575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130.0">
            <text:p>4130.0</text:p>
          </table:table-cell>
          <table:table-cell office:value-type="float" office:value="50.0">
            <text:p>5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">
            <text:p>-3.5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3">
            <text:p>AA-27583</text:p>
          </table:table-cell>
          <table:table-cell office:value-type="float" office:value="53.59">
            <text:p>53.59</text:p>
          </table:table-cell>
          <table:table-cell office:value-type="float" office:value="0.13">
            <text:p>0.13</text:p>
          </table:table-cell>
          <table:table-cell office:value-type="float" office:value="6875.0">
            <text:p>687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11">
            <text:p>-13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1374">
            <text:p>SRR-1374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2325.0">
            <text:p>23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7">
            <text:p>-2.1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1373">
            <text:p>SRR-1373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3">
            <text:p>-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RCD1598">
            <text:p>RCD1598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2840.0">
            <text:p>2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UB-3901">
            <text:p>UB-3901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384.0">
            <text:p>4384.0</text:p>
          </table:table-cell>
          <table:table-cell office:value-type="float" office:value="54.0">
            <text:p>5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UB-3900">
            <text:p>UB-3900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562.0">
            <text:p>4562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7">
            <text:p>-4.1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Q-401">
            <text:p>Q-401</text:p>
          </table:table-cell>
          <table:table-cell office:value-type="float" office:value="53.63">
            <text:p>53.63</text:p>
          </table:table-cell>
          <table:table-cell office:value-type="float" office:value="-0.19">
            <text:p>-0.19</text:p>
          </table:table-cell>
          <table:table-cell office:value-type="float" office:value="6681.0">
            <text:p>6681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7">
            <text:p>-7.87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GodwinWillis1961,ShennanEtal2018">
            <text:p>GodwinWillis196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